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Code Pro" svg:font-family="'Source Code Pr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ource Code Pro" officeooo:paragraph-rsid="000954ad"/>
    </style:style>
    <style:style style:name="P2" style:family="paragraph" style:parent-style-name="Standard">
      <style:paragraph-properties fo:text-align="end" style:justify-single-word="false"/>
      <style:text-properties style:font-name="Source Code Pro" officeooo:paragraph-rsid="000954ad"/>
    </style:style>
    <style:style style:name="P3" style:family="paragraph" style:parent-style-name="Standard">
      <style:paragraph-properties fo:text-align="start" style:justify-single-word="false"/>
      <style:text-properties style:font-name="Source Code Pro" officeooo:paragraph-rsid="000954ad"/>
    </style:style>
    <style:style style:name="P4" style:family="paragraph" style:parent-style-name="Standard">
      <style:paragraph-properties fo:text-align="center" style:justify-single-word="false"/>
      <style:text-properties style:font-name="Source Code Pro" fo:font-size="16pt" fo:font-weight="bold" officeooo:paragraph-rsid="000954a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Source Code Pro" fo:font-size="14pt" officeooo:paragraph-rsid="000954ad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Source Code Pro" fo:font-size="14pt" officeooo:paragraph-rsid="000954ad" style:font-size-asian="14pt" style:font-size-complex="14pt"/>
    </style:style>
    <style:style style:name="T1" style:family="text">
      <style:text-properties officeooo:rsid="000954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oncier Romain</text:span></text:p>
      <text:p text:style-name="P1"><text:span text:style-name="T1">Morel Arnaud</text:span></text:p>
      <text:p text:style-name="P1"><text:span text:style-name="T1">Debecker Bernard</text:span></text:p>
      <text:p text:style-name="P2"><text:span text:style-name="T1">DGUI 2012-2013</text:span></text:p>
      <text:p text:style-name="P3"><text:span text:style-name="T1"/></text:p>
      <text:p text:style-name="P4"><text:span text:style-name="T1">Le Scrabble</text:span></text:p>
      <text:p text:style-name="P5"><text:span text:style-name="T1">Rapport</text:span></text:p>
      <text:p text:style-name="P5"><text:span text:style-name="T1"/></text:p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Source Code Pro" svg:font-family="'Source Code Pr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6T11:37:05.45</meta:creation-date>
    <dc:date>2013-01-06T11:41:22.59</dc:date>
    <meta:editing-duration>P0D</meta:editing-duration>
    <meta:editing-cycles>1</meta:editing-cycles>
    <meta:document-statistic meta:table-count="0" meta:image-count="0" meta:object-count="0" meta:page-count="1" meta:paragraph-count="6" meta:word-count="11" meta:character-count="74" meta:non-whitespace-character-count="69"/>
    <meta:generator>LibreOffice/3.6$Windows_x86 LibreOffice_project/e29a214-2bbed72-0621de6-a97528c-8f066d</meta:generator>
  </office:meta>
</office:document-meta>
</file>